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inter quartile range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float" office:value="17.4683612257559" calcext:value-type="float">
            <text:p>17.4683612257559</text:p>
          </table:table-cell>
          <table:table-cell office:value-type="float" office:value="13.2220475" calcext:value-type="float">
            <text:p>13.2220475</text:p>
          </table:table-cell>
          <table:table-cell office:value-type="float" office:value="59.73067" calcext:value-type="float">
            <text:p>59.73067</text:p>
          </table:table-cell>
          <table:table-cell office:value-type="float" office:value="305.143643913492" calcext:value-type="float">
            <text:p>305.143643913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379992511671" calcext:value-type="float">
            <text:p>12.1379992511671</text:p>
          </table:table-cell>
          <table:table-cell office:value-type="float" office:value="11.9008425" calcext:value-type="float">
            <text:p>11.9008425</text:p>
          </table:table-cell>
          <table:table-cell office:value-type="float" office:value="45.21478" calcext:value-type="float">
            <text:p>45.21478</text:p>
          </table:table-cell>
          <table:table-cell office:value-type="float" office:value="147.331025821332" calcext:value-type="float">
            <text:p>147.331025821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86198322093619" calcext:value-type="float">
            <text:p>3.86198322093619</text:p>
          </table:table-cell>
          <table:table-cell office:value-type="float" office:value="2.96728999999996" calcext:value-type="float">
            <text:p>2.96728999999996</text:p>
          </table:table-cell>
          <table:table-cell office:value-type="float" office:value="13.48541" calcext:value-type="float">
            <text:p>13.48541</text:p>
          </table:table-cell>
          <table:table-cell office:value-type="float" office:value="14.9149143987927" calcext:value-type="float">
            <text:p>14.9149143987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629326151898" calcext:value-type="float">
            <text:p>2.80629326151898</text:p>
          </table:table-cell>
          <table:table-cell office:value-type="float" office:value="1.34033500000001" calcext:value-type="float">
            <text:p>1.34033500000001</text:p>
          </table:table-cell>
          <table:table-cell office:value-type="float" office:value="10.49092" calcext:value-type="float">
            <text:p>10.49092</text:p>
          </table:table-cell>
          <table:table-cell office:value-type="float" office:value="7.87528186964682" calcext:value-type="float">
            <text:p>7.87528186964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361918176858" calcext:value-type="float">
            <text:p>4.4361918176858</text:p>
          </table:table-cell>
          <table:table-cell office:value-type="float" office:value="7.71656899999999" calcext:value-type="float">
            <text:p>7.71656899999999</text:p>
          </table:table-cell>
          <table:table-cell office:value-type="float" office:value="11.91696" calcext:value-type="float">
            <text:p>11.91696</text:p>
          </table:table-cell>
          <table:table-cell office:value-type="float" office:value="19.6797978433024" calcext:value-type="float">
            <text:p>19.6797978433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938423687777" calcext:value-type="float">
            <text:p>15.1938423687777</text:p>
          </table:table-cell>
          <table:table-cell office:value-type="float" office:value="11.501765" calcext:value-type="float">
            <text:p>11.501765</text:p>
          </table:table-cell>
          <table:table-cell office:value-type="float" office:value="51.69586" calcext:value-type="float">
            <text:p>51.69586</text:p>
          </table:table-cell>
          <table:table-cell office:value-type="float" office:value="230.852845927266" calcext:value-type="float">
            <text:p>230.852845927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70125804382453" calcext:value-type="float">
            <text:p>3.70125804382453</text:p>
          </table:table-cell>
          <table:table-cell office:value-type="float" office:value="3.5639175" calcext:value-type="float">
            <text:p>3.5639175</text:p>
          </table:table-cell>
          <table:table-cell office:value-type="float" office:value="10.99844" calcext:value-type="float">
            <text:p>10.99844</text:p>
          </table:table-cell>
          <table:table-cell office:value-type="float" office:value="13.6993111069758" calcext:value-type="float">
            <text:p>13.6993111069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6179306734176" calcext:value-type="float">
            <text:p>3.66179306734176</text:p>
          </table:table-cell>
          <table:table-cell office:value-type="float" office:value="2.010165" calcext:value-type="float">
            <text:p>2.010165</text:p>
          </table:table-cell>
          <table:table-cell office:value-type="float" office:value="13.90863" calcext:value-type="float">
            <text:p>13.90863</text:p>
          </table:table-cell>
          <table:table-cell office:value-type="float" office:value="13.4087284680322" calcext:value-type="float">
            <text:p>13.4087284680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111634099662" calcext:value-type="float">
            <text:p>2.88111634099662</text:p>
          </table:table-cell>
          <table:table-cell office:value-type="float" office:value="3.39516999999995" calcext:value-type="float">
            <text:p>3.39516999999995</text:p>
          </table:table-cell>
          <table:table-cell office:value-type="float" office:value="8.62719000000001" calcext:value-type="float">
            <text:p>8.62719000000001</text:p>
          </table:table-cell>
          <table:table-cell office:value-type="float" office:value="8.30083137035774" calcext:value-type="float">
            <text:p>8.30083137035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258296005015" calcext:value-type="float">
            <text:p>4.33258296005015</text:p>
          </table:table-cell>
          <table:table-cell office:value-type="float" office:value="1.98544250000003" calcext:value-type="float">
            <text:p>1.98544250000003</text:p>
          </table:table-cell>
          <table:table-cell office:value-type="float" office:value="11.08457" calcext:value-type="float">
            <text:p>11.08457</text:p>
          </table:table-cell>
          <table:table-cell office:value-type="float" office:value="18.7712751057169" calcext:value-type="float">
            <text:p>18.7712751057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8374437348972" calcext:value-type="float">
            <text:p>7.78374437348972</text:p>
          </table:table-cell>
          <table:table-cell office:value-type="float" office:value="4.90933750000002" calcext:value-type="float">
            <text:p>4.90933750000002</text:p>
          </table:table-cell>
          <table:table-cell office:value-type="float" office:value="26.10595" calcext:value-type="float">
            <text:p>26.10595</text:p>
          </table:table-cell>
          <table:table-cell office:value-type="float" office:value="60.5866764718329" calcext:value-type="float">
            <text:p>60.5866764718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277080650219" calcext:value-type="float">
            <text:p>10.1277080650219</text:p>
          </table:table-cell>
          <table:table-cell office:value-type="float" office:value="8.8437625" calcext:value-type="float">
            <text:p>8.8437625</text:p>
          </table:table-cell>
          <table:table-cell office:value-type="float" office:value="36.87143" calcext:value-type="float">
            <text:p>36.87143</text:p>
          </table:table-cell>
          <table:table-cell office:value-type="float" office:value="102.57047065031" calcext:value-type="float">
            <text:p>102.57047065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873120968373" calcext:value-type="float">
            <text:p>0.92873120968373</text:p>
          </table:table-cell>
          <table:table-cell office:value-type="float" office:value="0.910522500000013" calcext:value-type="float">
            <text:p>0.910522500000013</text:p>
          </table:table-cell>
          <table:table-cell office:value-type="float" office:value="3.53597999999999" calcext:value-type="float">
            <text:p>3.53597999999999</text:p>
          </table:table-cell>
          <table:table-cell office:value-type="float" office:value="0.862541659840604" calcext:value-type="float">
            <text:p>0.862541659840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8750799866429" calcext:value-type="float">
            <text:p>1.98750799866429</text:p>
          </table:table-cell>
          <table:table-cell office:value-type="float" office:value="0.905854999999974" calcext:value-type="float">
            <text:p>0.905854999999974</text:p>
          </table:table-cell>
          <table:table-cell office:value-type="float" office:value="8.14425" calcext:value-type="float">
            <text:p>8.14425</text:p>
          </table:table-cell>
          <table:table-cell office:value-type="float" office:value="3.95018804475454" calcext:value-type="float">
            <text:p>3.95018804475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706379237377" calcext:value-type="float">
            <text:p>3.87706379237377</text:p>
          </table:table-cell>
          <table:table-cell office:value-type="float" office:value="6.29527499999998" calcext:value-type="float">
            <text:p>6.29527499999998</text:p>
          </table:table-cell>
          <table:table-cell office:value-type="float" office:value="10.99438" calcext:value-type="float">
            <text:p>10.99438</text:p>
          </table:table-cell>
          <table:table-cell office:value-type="float" office:value="15.0316236501357" calcext:value-type="float">
            <text:p>15.031623650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034464851482" calcext:value-type="float">
            <text:p>4.48034464851482</text:p>
          </table:table-cell>
          <table:table-cell office:value-type="float" office:value="3.84113499999998" calcext:value-type="float">
            <text:p>3.84113499999998</text:p>
          </table:table-cell>
          <table:table-cell office:value-type="float" office:value="13.67385" calcext:value-type="float">
            <text:p>13.67385</text:p>
          </table:table-cell>
          <table:table-cell office:value-type="float" office:value="20.0734881694754" calcext:value-type="float">
            <text:p>20.0734881694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356648019182" calcext:value-type="float">
            <text:p>10.2356648019182</text:p>
          </table:table-cell>
          <table:table-cell office:value-type="float" office:value="9.99791750000001" calcext:value-type="float">
            <text:p>9.99791750000001</text:p>
          </table:table-cell>
          <table:table-cell office:value-type="float" office:value="34.88925" calcext:value-type="float">
            <text:p>34.88925</text:p>
          </table:table-cell>
          <table:table-cell office:value-type="float" office:value="104.768833937227" calcext:value-type="float">
            <text:p>104.768833937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16372115886" calcext:value-type="float">
            <text:p>10.916372115886</text:p>
          </table:table-cell>
          <table:table-cell office:value-type="float" office:value="9.2992935" calcext:value-type="float">
            <text:p>9.2992935</text:p>
          </table:table-cell>
          <table:table-cell office:value-type="float" office:value="34.937865" calcext:value-type="float">
            <text:p>34.937865</text:p>
          </table:table-cell>
          <table:table-cell office:value-type="float" office:value="119.167180172494" calcext:value-type="float">
            <text:p>119.1671801724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5098363834751" calcext:value-type="float">
            <text:p>1.25098363834751</text:p>
          </table:table-cell>
          <table:table-cell office:value-type="float" office:value="1.04438500000003" calcext:value-type="float">
            <text:p>1.04438500000003</text:p>
          </table:table-cell>
          <table:table-cell office:value-type="float" office:value="4.36773999999997" calcext:value-type="float">
            <text:p>4.36773999999997</text:p>
          </table:table-cell>
          <table:table-cell office:value-type="float" office:value="1.56496006341317" calcext:value-type="float">
            <text:p>1.56496006341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361918176858" calcext:value-type="float">
            <text:p>4.4361918176858</text:p>
          </table:table-cell>
          <table:table-cell office:value-type="float" office:value="7.71656899999999" calcext:value-type="float">
            <text:p>7.71656899999999</text:p>
          </table:table-cell>
          <table:table-cell office:value-type="float" office:value="11.91696" calcext:value-type="float">
            <text:p>11.91696</text:p>
          </table:table-cell>
          <table:table-cell office:value-type="float" office:value="19.6797978433024" calcext:value-type="float">
            <text:p>19.6797978433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044369003676" calcext:value-type="float">
            <text:p>15.3044369003676</text:p>
          </table:table-cell>
          <table:table-cell office:value-type="float" office:value="13.08615" calcext:value-type="float">
            <text:p>13.08615</text:p>
          </table:table-cell>
          <table:table-cell office:value-type="float" office:value="55.95564" calcext:value-type="float">
            <text:p>55.95564</text:p>
          </table:table-cell>
          <table:table-cell office:value-type="float" office:value="234.225788837333" calcext:value-type="float">
            <text:p>234.225788837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55172351383455" calcext:value-type="float">
            <text:p>4.55172351383455</text:p>
          </table:table-cell>
          <table:table-cell office:value-type="float" office:value="1.959135" calcext:value-type="float">
            <text:p>1.959135</text:p>
          </table:table-cell>
          <table:table-cell office:value-type="float" office:value="15.5245" calcext:value-type="float">
            <text:p>15.5245</text:p>
          </table:table-cell>
          <table:table-cell office:value-type="float" office:value="20.7181869463944" calcext:value-type="float">
            <text:p>20.7181869463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318018649848" calcext:value-type="float">
            <text:p>12.9318018649848</text:p>
          </table:table-cell>
          <table:table-cell office:value-type="float" office:value="15.464475" calcext:value-type="float">
            <text:p>15.464475</text:p>
          </table:table-cell>
          <table:table-cell office:value-type="float" office:value="44.8434" calcext:value-type="float">
            <text:p>44.8434</text:p>
          </table:table-cell>
          <table:table-cell office:value-type="float" office:value="167.231499475224" calcext:value-type="float">
            <text:p>167.231499475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49618284880392" calcext:value-type="float">
            <text:p>2.49618284880392</text:p>
          </table:table-cell>
          <table:table-cell office:value-type="float" office:value="1.18772749999999" calcext:value-type="float">
            <text:p>1.18772749999999</text:p>
          </table:table-cell>
          <table:table-cell office:value-type="float" office:value="7.63255000000001" calcext:value-type="float">
            <text:p>7.63255000000001</text:p>
          </table:table-cell>
          <table:table-cell office:value-type="float" office:value="6.23092881466286" calcext:value-type="float">
            <text:p>6.23092881466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634297784778" calcext:value-type="float">
            <text:p>1.58634297784778</text:p>
          </table:table-cell>
          <table:table-cell office:value-type="float" office:value="0.86848999999998" calcext:value-type="float">
            <text:p>0.86848999999998</text:p>
          </table:table-cell>
          <table:table-cell office:value-type="float" office:value="5.90628000000001" calcext:value-type="float">
            <text:p>5.90628000000001</text:p>
          </table:table-cell>
          <table:table-cell office:value-type="float" office:value="2.51648404336698" calcext:value-type="float">
            <text:p>2.51648404336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3834092231414" calcext:value-type="float">
            <text:p>5.03834092231414</text:p>
          </table:table-cell>
          <table:table-cell office:value-type="float" office:value="7.58461249999999" calcext:value-type="float">
            <text:p>7.58461249999999</text:p>
          </table:table-cell>
          <table:table-cell office:value-type="float" office:value="13.93655" calcext:value-type="float">
            <text:p>13.93655</text:p>
          </table:table-cell>
          <table:table-cell office:value-type="float" office:value="25.3848792494653" calcext:value-type="float">
            <text:p>25.3848792494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374520236555" calcext:value-type="float">
            <text:p>10.2374520236555</text:p>
          </table:table-cell>
          <table:table-cell office:value-type="float" office:value="3.55309000000003" calcext:value-type="float">
            <text:p>3.55309000000003</text:p>
          </table:table-cell>
          <table:table-cell office:value-type="float" office:value="42.9086" calcext:value-type="float">
            <text:p>42.9086</text:p>
          </table:table-cell>
          <table:table-cell office:value-type="float" office:value="104.805423936648" calcext:value-type="float">
            <text:p>104.805423936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989914146181" calcext:value-type="float">
            <text:p>11.1989914146181</text:p>
          </table:table-cell>
          <table:table-cell office:value-type="float" office:value="11.44377" calcext:value-type="float">
            <text:p>11.44377</text:p>
          </table:table-cell>
          <table:table-cell office:value-type="float" office:value="38.43821" calcext:value-type="float">
            <text:p>38.43821</text:p>
          </table:table-cell>
          <table:table-cell office:value-type="float" office:value="125.41740870469" calcext:value-type="float">
            <text:p>125.41740870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4579880001602" calcext:value-type="float">
            <text:p>3.4579880001602</text:p>
          </table:table-cell>
          <table:table-cell office:value-type="float" office:value="2.00362999999999" calcext:value-type="float">
            <text:p>2.00362999999999</text:p>
          </table:table-cell>
          <table:table-cell office:value-type="float" office:value="11.83468" calcext:value-type="float">
            <text:p>11.83468</text:p>
          </table:table-cell>
          <table:table-cell office:value-type="float" office:value="11.9576810092519" calcext:value-type="float">
            <text:p>11.9576810092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873120968373" calcext:value-type="float">
            <text:p>0.92873120968373</text:p>
          </table:table-cell>
          <table:table-cell office:value-type="float" office:value="0.910522500000013" calcext:value-type="float">
            <text:p>0.910522500000013</text:p>
          </table:table-cell>
          <table:table-cell office:value-type="float" office:value="3.53597999999999" calcext:value-type="float">
            <text:p>3.53597999999999</text:p>
          </table:table-cell>
          <table:table-cell office:value-type="float" office:value="0.862541659840604" calcext:value-type="float">
            <text:p>0.862541659840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8750799866429" calcext:value-type="float">
            <text:p>1.98750799866429</text:p>
          </table:table-cell>
          <table:table-cell office:value-type="float" office:value="0.905854999999974" calcext:value-type="float">
            <text:p>0.905854999999974</text:p>
          </table:table-cell>
          <table:table-cell office:value-type="float" office:value="8.14425" calcext:value-type="float">
            <text:p>8.14425</text:p>
          </table:table-cell>
          <table:table-cell office:value-type="float" office:value="3.95018804475454" calcext:value-type="float">
            <text:p>3.95018804475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787768037774" calcext:value-type="float">
            <text:p>11.1787768037774</text:p>
          </table:table-cell>
          <table:table-cell office:value-type="float" office:value="10.9641575" calcext:value-type="float">
            <text:p>10.9641575</text:p>
          </table:table-cell>
          <table:table-cell office:value-type="float" office:value="35.51668" calcext:value-type="float">
            <text:p>35.51668</text:p>
          </table:table-cell>
          <table:table-cell office:value-type="float" office:value="124.965050828671" calcext:value-type="float">
            <text:p>124.965050828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3040960971668" calcext:value-type="float">
            <text:p>13.3040960971668</text:p>
          </table:table-cell>
          <table:table-cell office:value-type="float" office:value="9.55943999999997" calcext:value-type="float">
            <text:p>9.55943999999997</text:p>
          </table:table-cell>
          <table:table-cell office:value-type="float" office:value="39.81377" calcext:value-type="float">
            <text:p>39.81377</text:p>
          </table:table-cell>
          <table:table-cell office:value-type="float" office:value="176.998972962649" calcext:value-type="float">
            <text:p>176.998972962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94586116357247" calcext:value-type="float">
            <text:p>2.94586116357247</text:p>
          </table:table-cell>
          <table:table-cell office:value-type="float" office:value="2.33667199999999" calcext:value-type="float">
            <text:p>2.33667199999999</text:p>
          </table:table-cell>
          <table:table-cell office:value-type="float" office:value="9.05153999999999" calcext:value-type="float">
            <text:p>9.05153999999999</text:p>
          </table:table-cell>
          <table:table-cell office:value-type="float" office:value="8.67809799504455" calcext:value-type="float">
            <text:p>8.67809799504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179936802593" calcext:value-type="float">
            <text:p>2.56179936802593</text:p>
          </table:table-cell>
          <table:table-cell office:value-type="float" office:value="2.24337" calcext:value-type="float">
            <text:p>2.24337</text:p>
          </table:table-cell>
          <table:table-cell office:value-type="float" office:value="9.36639" calcext:value-type="float">
            <text:p>9.36639</text:p>
          </table:table-cell>
          <table:table-cell office:value-type="float" office:value="6.56281600201805" calcext:value-type="float">
            <text:p>6.56281600201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9534932745618" calcext:value-type="float">
            <text:p>0.629534932745618</text:p>
          </table:table-cell>
          <table:table-cell office:value-type="float" office:value="0.320344000000006" calcext:value-type="float">
            <text:p>0.320344000000006</text:p>
          </table:table-cell>
          <table:table-cell office:value-type="float" office:value="2.515074" calcext:value-type="float">
            <text:p>2.515074</text:p>
          </table:table-cell>
          <table:table-cell office:value-type="float" office:value="0.396314231547029" calcext:value-type="float">
            <text:p>0.396314231547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561476574843" calcext:value-type="float">
            <text:p>10.3561476574843</text:p>
          </table:table-cell>
          <table:table-cell office:value-type="float" office:value="8.6002475" calcext:value-type="float">
            <text:p>8.6002475</text:p>
          </table:table-cell>
          <table:table-cell office:value-type="float" office:value="31.8888" calcext:value-type="float">
            <text:p>31.8888</text:p>
          </table:table-cell>
          <table:table-cell office:value-type="float" office:value="107.249794303618" calcext:value-type="float">
            <text:p>107.249794303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9679469465896" calcext:value-type="float">
            <text:p>3.9679469465896</text:p>
          </table:table-cell>
          <table:table-cell office:value-type="float" office:value="128.99336" calcext:value-type="float">
            <text:p>128.99336</text:p>
          </table:table-cell>
          <table:table-cell office:value-type="float" office:value="2.55171150000001" calcext:value-type="float">
            <text:p>2.55171150000001</text:p>
          </table:table-cell>
          <table:table-cell office:value-type="float" office:value="14.47592" calcext:value-type="float">
            <text:p>14.47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75723051864" calcext:value-type="float">
            <text:p>14.9075723051864</text:p>
          </table:table-cell>
          <table:table-cell office:value-type="float" office:value="13.3726475" calcext:value-type="float">
            <text:p>13.3726475</text:p>
          </table:table-cell>
          <table:table-cell office:value-type="float" office:value="42.44173" calcext:value-type="float">
            <text:p>42.44173</text:p>
          </table:table-cell>
          <table:table-cell office:value-type="float" office:value="222.23571203436" calcext:value-type="float">
            <text:p>222.23571203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71623759126497" calcext:value-type="float">
            <text:p>3.71623759126497</text:p>
          </table:table-cell>
          <table:table-cell office:value-type="float" office:value="4.81516249999999" calcext:value-type="float">
            <text:p>4.81516249999999</text:p>
          </table:table-cell>
          <table:table-cell office:value-type="float" office:value="9.65606000000003" calcext:value-type="float">
            <text:p>9.65606000000003</text:p>
          </table:table-cell>
          <table:table-cell office:value-type="float" office:value="13.8104218347309" calcext:value-type="float">
            <text:p>13.8104218347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131065153867" calcext:value-type="float">
            <text:p>2.30131065153867</text:p>
          </table:table-cell>
          <table:table-cell office:value-type="float" office:value="1.43468999999999" calcext:value-type="float">
            <text:p>1.43468999999999</text:p>
          </table:table-cell>
          <table:table-cell office:value-type="float" office:value="7.36426" calcext:value-type="float">
            <text:p>7.36426</text:p>
          </table:table-cell>
          <table:table-cell office:value-type="float" office:value="5.29603071488536" calcext:value-type="float">
            <text:p>5.29603071488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618543343216" calcext:value-type="float">
            <text:p>11.4618543343216</text:p>
          </table:table-cell>
          <table:table-cell office:value-type="float" office:value="12.49352575" calcext:value-type="float">
            <text:p>12.49352575</text:p>
          </table:table-cell>
          <table:table-cell office:value-type="float" office:value="34.69464" calcext:value-type="float">
            <text:p>34.69464</text:p>
          </table:table-cell>
          <table:table-cell office:value-type="float" office:value="131.374104781207" calcext:value-type="float">
            <text:p>131.374104781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394829964927" calcext:value-type="float">
            <text:p>13.5394829964927</text:p>
          </table:table-cell>
          <table:table-cell office:value-type="float" office:value="9.9236525" calcext:value-type="float">
            <text:p>9.9236525</text:p>
          </table:table-cell>
          <table:table-cell office:value-type="float" office:value="41.034975" calcext:value-type="float">
            <text:p>41.034975</text:p>
          </table:table-cell>
          <table:table-cell office:value-type="float" office:value="183.317599812316" calcext:value-type="float">
            <text:p>183.317599812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2223250753919" calcext:value-type="float">
            <text:p>3.2223250753919</text:p>
          </table:table-cell>
          <table:table-cell office:value-type="float" office:value="4.433815" calcext:value-type="float">
            <text:p>4.433815</text:p>
          </table:table-cell>
          <table:table-cell office:value-type="float" office:value="9.50261999999998" calcext:value-type="float">
            <text:p>9.50261999999998</text:p>
          </table:table-cell>
          <table:table-cell office:value-type="float" office:value="10.3833788914994" calcext:value-type="float">
            <text:p>10.3833788914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473966310855" calcext:value-type="float">
            <text:p>14.1473966310855</text:p>
          </table:table-cell>
          <table:table-cell office:value-type="float" office:value="12.269485" calcext:value-type="float">
            <text:p>12.269485</text:p>
          </table:table-cell>
          <table:table-cell office:value-type="float" office:value="46.19938" calcext:value-type="float">
            <text:p>46.19938</text:p>
          </table:table-cell>
          <table:table-cell office:value-type="float" office:value="200.148831437249" calcext:value-type="float">
            <text:p>200.148831437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2830590433664" calcext:value-type="float">
            <text:p>1.02830590433664</text:p>
          </table:table-cell>
          <table:table-cell office:value-type="float" office:value="0.713520000000003" calcext:value-type="float">
            <text:p>0.713520000000003</text:p>
          </table:table-cell>
          <table:table-cell office:value-type="float" office:value="3.99926599999999" calcext:value-type="float">
            <text:p>3.99926599999999</text:p>
          </table:table-cell>
          <table:table-cell office:value-type="float" office:value="1.0574130328936" calcext:value-type="float">
            <text:p>1.0574130328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8247152494782" calcext:value-type="float">
            <text:p>0.618247152494782</text:p>
          </table:table-cell>
          <table:table-cell office:value-type="float" office:value="0.383971250000002" calcext:value-type="float">
            <text:p>0.383971250000002</text:p>
          </table:table-cell>
          <table:table-cell office:value-type="float" office:value="3.04199000000001" calcext:value-type="float">
            <text:p>3.04199000000001</text:p>
          </table:table-cell>
          <table:table-cell office:value-type="float" office:value="0.382229541567906" calcext:value-type="float">
            <text:p>0.382229541567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998492881537" calcext:value-type="float">
            <text:p>1.61998492881537</text:p>
          </table:table-cell>
          <table:table-cell office:value-type="float" office:value="0.799380000000014" calcext:value-type="float">
            <text:p>0.799380000000014</text:p>
          </table:table-cell>
          <table:table-cell office:value-type="float" office:value="5.63115999999999" calcext:value-type="float">
            <text:p>5.63115999999999</text:p>
          </table:table-cell>
          <table:table-cell office:value-type="float" office:value="2.62435116958893" calcext:value-type="float">
            <text:p>2.62435116958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162659238454" calcext:value-type="float">
            <text:p>1.55162659238454</text:p>
          </table:table-cell>
          <table:table-cell office:value-type="float" office:value="1.54554625" calcext:value-type="float">
            <text:p>1.54554625</text:p>
          </table:table-cell>
          <table:table-cell office:value-type="float" office:value="5.131806" calcext:value-type="float">
            <text:p>5.131806</text:p>
          </table:table-cell>
          <table:table-cell office:value-type="float" office:value="2.40754508219485" calcext:value-type="float">
            <text:p>2.40754508219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468225880389" calcext:value-type="float">
            <text:p>1.12468225880389</text:p>
          </table:table-cell>
          <table:table-cell office:value-type="float" office:value="0.918317999999985" calcext:value-type="float">
            <text:p>0.918317999999985</text:p>
          </table:table-cell>
          <table:table-cell office:value-type="float" office:value="4.18997400000001" calcext:value-type="float">
            <text:p>4.18997400000001</text:p>
          </table:table-cell>
          <table:table-cell office:value-type="float" office:value="1.26491018326821" calcext:value-type="float">
            <text:p>1.26491018326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850389854406" calcext:value-type="float">
            <text:p>11.5850389854406</text:p>
          </table:table-cell>
          <table:table-cell office:value-type="float" office:value="13.7059" calcext:value-type="float">
            <text:p>13.7059</text:p>
          </table:table-cell>
          <table:table-cell office:value-type="float" office:value="42.16403" calcext:value-type="float">
            <text:p>42.16403</text:p>
          </table:table-cell>
          <table:table-cell office:value-type="float" office:value="134.213128294179" calcext:value-type="float">
            <text:p>134.213128294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33258296005015" calcext:value-type="float">
            <text:p>4.33258296005015</text:p>
          </table:table-cell>
          <table:table-cell office:value-type="float" office:value="1.98544250000003" calcext:value-type="float">
            <text:p>1.98544250000003</text:p>
          </table:table-cell>
          <table:table-cell office:value-type="float" office:value="11.08457" calcext:value-type="float">
            <text:p>11.08457</text:p>
          </table:table-cell>
          <table:table-cell office:value-type="float" office:value="18.7712751057169" calcext:value-type="float">
            <text:p>18.7712751057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9390497623455" calcext:value-type="float">
            <text:p>0.629390497623455</text:p>
          </table:table-cell>
          <table:table-cell office:value-type="float" office:value="0.35905249999999" calcext:value-type="float">
            <text:p>0.35905249999999</text:p>
          </table:table-cell>
          <table:table-cell office:value-type="float" office:value="2.66792000000004" calcext:value-type="float">
            <text:p>2.66792000000004</text:p>
          </table:table-cell>
          <table:table-cell office:value-type="float" office:value="0.3961323984987" calcext:value-type="float">
            <text:p>0.3961323984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297030422496" calcext:value-type="float">
            <text:p>1.37297030422496</text:p>
          </table:table-cell>
          <table:table-cell office:value-type="float" office:value="0.909832499999993" calcext:value-type="float">
            <text:p>0.909832499999993</text:p>
          </table:table-cell>
          <table:table-cell office:value-type="float" office:value="5.36079999999998" calcext:value-type="float">
            <text:p>5.36079999999998</text:p>
          </table:table-cell>
          <table:table-cell office:value-type="float" office:value="1.88504745628358" calcext:value-type="float">
            <text:p>1.88504745628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65158139638" calcext:value-type="float">
            <text:p>1.0965158139638</text:p>
          </table:table-cell>
          <table:table-cell office:value-type="float" office:value="0.691700000000026" calcext:value-type="float">
            <text:p>0.691700000000026</text:p>
          </table:table-cell>
          <table:table-cell office:value-type="float" office:value="4.05423000000005" calcext:value-type="float">
            <text:p>4.05423000000005</text:p>
          </table:table-cell>
          <table:table-cell office:value-type="float" office:value="1.20234693027269" calcext:value-type="float">
            <text:p>1.20234693027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171686418918" calcext:value-type="float">
            <text:p>1.11171686418918</text:p>
          </table:table-cell>
          <table:table-cell office:value-type="float" office:value="0.679074999999983" calcext:value-type="float">
            <text:p>0.679074999999983</text:p>
          </table:table-cell>
          <table:table-cell office:value-type="float" office:value="4.94862999999998" calcext:value-type="float">
            <text:p>4.94862999999998</text:p>
          </table:table-cell>
          <table:table-cell office:value-type="float" office:value="1.23591438612261" calcext:value-type="float">
            <text:p>1.2359143861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832876655587" calcext:value-type="float">
            <text:p>0.87832876655587</text:p>
          </table:table-cell>
          <table:table-cell office:value-type="float" office:value="0.685894999999988" calcext:value-type="float">
            <text:p>0.685894999999988</text:p>
          </table:table-cell>
          <table:table-cell office:value-type="float" office:value="3.46969999999999" calcext:value-type="float">
            <text:p>3.46969999999999</text:p>
          </table:table-cell>
          <table:table-cell office:value-type="float" office:value="0.771461422159557" calcext:value-type="float">
            <text:p>0.771461422159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423194659011" calcext:value-type="float">
            <text:p>11.1423194659011</text:p>
          </table:table-cell>
          <table:table-cell office:value-type="float" office:value="10.275735" calcext:value-type="float">
            <text:p>10.275735</text:p>
          </table:table-cell>
          <table:table-cell office:value-type="float" office:value="35.084" calcext:value-type="float">
            <text:p>35.084</text:p>
          </table:table-cell>
          <table:table-cell office:value-type="float" office:value="124.151283080198" calcext:value-type="float">
            <text:p>124.151283080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464487566542" calcext:value-type="float">
            <text:p>10.5464487566542</text:p>
          </table:table-cell>
          <table:table-cell office:value-type="float" office:value="5.60289750000001" calcext:value-type="float">
            <text:p>5.60289750000001</text:p>
          </table:table-cell>
          <table:table-cell office:value-type="float" office:value="32.87133" calcext:value-type="float">
            <text:p>32.87133</text:p>
          </table:table-cell>
          <table:table-cell office:value-type="float" office:value="111.227581376733" calcext:value-type="float">
            <text:p>111.227581376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801343042692" calcext:value-type="float">
            <text:p>16.5801343042692</text:p>
          </table:table-cell>
          <table:table-cell office:value-type="float" office:value="14.9221175" calcext:value-type="float">
            <text:p>14.9221175</text:p>
          </table:table-cell>
          <table:table-cell office:value-type="float" office:value="55.25188" calcext:value-type="float">
            <text:p>55.25188</text:p>
          </table:table-cell>
          <table:table-cell office:value-type="float" office:value="274.900853547604" calcext:value-type="float">
            <text:p>274.9008535476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4361918176858" calcext:value-type="float">
            <text:p>4.4361918176858</text:p>
          </table:table-cell>
          <table:table-cell office:value-type="float" office:value="7.71656899999999" calcext:value-type="float">
            <text:p>7.71656899999999</text:p>
          </table:table-cell>
          <table:table-cell office:value-type="float" office:value="11.91696" calcext:value-type="float">
            <text:p>11.91696</text:p>
          </table:table-cell>
          <table:table-cell office:value-type="float" office:value="19.6797978433024" calcext:value-type="float">
            <text:p>19.6797978433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4586116357247" calcext:value-type="float">
            <text:p>2.94586116357247</text:p>
          </table:table-cell>
          <table:table-cell office:value-type="float" office:value="2.33667199999999" calcext:value-type="float">
            <text:p>2.33667199999999</text:p>
          </table:table-cell>
          <table:table-cell office:value-type="float" office:value="9.05153999999999" calcext:value-type="float">
            <text:p>9.05153999999999</text:p>
          </table:table-cell>
          <table:table-cell office:value-type="float" office:value="8.67809799504455" calcext:value-type="float">
            <text:p>8.67809799504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179936802593" calcext:value-type="float">
            <text:p>2.56179936802593</text:p>
          </table:table-cell>
          <table:table-cell office:value-type="float" office:value="2.24337" calcext:value-type="float">
            <text:p>2.24337</text:p>
          </table:table-cell>
          <table:table-cell office:value-type="float" office:value="9.36639" calcext:value-type="float">
            <text:p>9.36639</text:p>
          </table:table-cell>
          <table:table-cell office:value-type="float" office:value="6.56281600201805" calcext:value-type="float">
            <text:p>6.56281600201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9534932745618" calcext:value-type="float">
            <text:p>0.629534932745618</text:p>
          </table:table-cell>
          <table:table-cell office:value-type="float" office:value="0.320344000000006" calcext:value-type="float">
            <text:p>0.320344000000006</text:p>
          </table:table-cell>
          <table:table-cell office:value-type="float" office:value="2.515074" calcext:value-type="float">
            <text:p>2.515074</text:p>
          </table:table-cell>
          <table:table-cell office:value-type="float" office:value="0.396314231547029" calcext:value-type="float">
            <text:p>0.396314231547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75723051864" calcext:value-type="float">
            <text:p>14.9075723051864</text:p>
          </table:table-cell>
          <table:table-cell office:value-type="float" office:value="13.3726475" calcext:value-type="float">
            <text:p>13.3726475</text:p>
          </table:table-cell>
          <table:table-cell office:value-type="float" office:value="42.44173" calcext:value-type="float">
            <text:p>42.44173</text:p>
          </table:table-cell>
          <table:table-cell office:value-type="float" office:value="222.23571203436" calcext:value-type="float">
            <text:p>222.23571203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676993694566" calcext:value-type="float">
            <text:p>18.1676993694566</text:p>
          </table:table-cell>
          <table:table-cell office:value-type="float" office:value="11.97014" calcext:value-type="float">
            <text:p>11.97014</text:p>
          </table:table-cell>
          <table:table-cell office:value-type="float" office:value="55.360355" calcext:value-type="float">
            <text:p>55.360355</text:p>
          </table:table-cell>
          <table:table-cell office:value-type="float" office:value="330.065300378953" calcext:value-type="float">
            <text:p>330.065300378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208216117864" calcext:value-type="float">
            <text:p>2.0208216117864</text:p>
          </table:table-cell>
          <table:table-cell office:value-type="float" office:value="1.19996599999999" calcext:value-type="float">
            <text:p>1.19996599999999</text:p>
          </table:table-cell>
          <table:table-cell office:value-type="float" office:value="7.80441" calcext:value-type="float">
            <text:p>7.80441</text:p>
          </table:table-cell>
          <table:table-cell office:value-type="float" office:value="4.083719986663" calcext:value-type="float">
            <text:p>4.083719986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495049610769" calcext:value-type="float">
            <text:p>0.997495049610769</text:p>
          </table:table-cell>
          <table:table-cell office:value-type="float" office:value="0.86875975000001" calcext:value-type="float">
            <text:p>0.86875975000001</text:p>
          </table:table-cell>
          <table:table-cell office:value-type="float" office:value="3.72167999999999" calcext:value-type="float">
            <text:p>3.72167999999999</text:p>
          </table:table-cell>
          <table:table-cell office:value-type="float" office:value="0.99499637399799" calcext:value-type="float">
            <text:p>0.99499637399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2671378073151" calcext:value-type="float">
            <text:p>0.842671378073151</text:p>
          </table:table-cell>
          <table:table-cell office:value-type="float" office:value="0.343032500000007" calcext:value-type="float">
            <text:p>0.343032500000007</text:p>
          </table:table-cell>
          <table:table-cell office:value-type="float" office:value="3.60293" calcext:value-type="float">
            <text:p>3.60293</text:p>
          </table:table-cell>
          <table:table-cell office:value-type="float" office:value="0.710095051423704" calcext:value-type="float">
            <text:p>0.710095051423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632849149533" calcext:value-type="float">
            <text:p>12.5632849149533</text:p>
          </table:table-cell>
          <table:table-cell office:value-type="float" office:value="15.53856875" calcext:value-type="float">
            <text:p>15.53856875</text:p>
          </table:table-cell>
          <table:table-cell office:value-type="float" office:value="42.393676" calcext:value-type="float">
            <text:p>42.393676</text:p>
          </table:table-cell>
          <table:table-cell office:value-type="float" office:value="157.836127854293" calcext:value-type="float">
            <text:p>157.836127854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72085338901199" calcext:value-type="float">
            <text:p>2.72085338901199</text:p>
          </table:table-cell>
          <table:table-cell office:value-type="float" office:value="2.63127" calcext:value-type="float">
            <text:p>2.63127</text:p>
          </table:table-cell>
          <table:table-cell office:value-type="float" office:value="8.59468999999999" calcext:value-type="float">
            <text:p>8.59468999999999</text:p>
          </table:table-cell>
          <table:table-cell office:value-type="float" office:value="7.40304316449801" calcext:value-type="float">
            <text:p>7.40304316449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802102896525" calcext:value-type="float">
            <text:p>1.82802102896525</text:p>
          </table:table-cell>
          <table:table-cell office:value-type="float" office:value="2.10756750000002" calcext:value-type="float">
            <text:p>2.10756750000002</text:p>
          </table:table-cell>
          <table:table-cell office:value-type="float" office:value="6.60468999999998" calcext:value-type="float">
            <text:p>6.60468999999998</text:p>
          </table:table-cell>
          <table:table-cell office:value-type="float" office:value="3.34166088233918" calcext:value-type="float">
            <text:p>3.3416608823391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20:25:51.655244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00:10:24.820224909</meta:creation-date>
    <dc:date>2020-04-26T20:32:37.311733515</dc:date>
    <meta:editing-duration>PT1H33M39S</meta:editing-duration>
    <meta:editing-cycles>24</meta:editing-cycles>
    <meta:generator>LibreOffice/6.3.5.2$Linux_X86_64 LibreOffice_project/30$Build-2</meta:generator>
    <meta:document-statistic meta:table-count="1" meta:cell-count="365" meta:object-count="0"/>
  </office:meta>
</office:document-meta>
</file>